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570000018A692085A40361EE0C.png" manifest:media-type="image/png"/>
  <manifest:file-entry manifest:full-path="Pictures/10007FD6000072D3000028B93DC5B9131246763B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4.5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6.335cm" fo:min-width="0.635cm"/>
    </style:style>
    <style:style style:name="gr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46cm" fo:min-width="6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5cm" fo:min-width="0.25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55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aakar" fo:font-size="16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akar" fo:font-size="14pt" fo:font-style="italic" style:font-size-asian="18pt" style:font-style-asian="italic" style:font-size-complex="18pt" style:font-style-complex="italic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akar" fo:font-size="16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style:font-name="aakar" fo:font-size="16pt" fo:font-weight="normal" style:font-size-asian="18pt" style:font-size-complex="18pt"/>
    </style:style>
    <style:style style:name="P9" style:family="paragraph"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10" style:family="paragraph">
      <loext:graphic-properties draw:fill="solid" draw:fill-color="#ffffff"/>
      <style:paragraph-properties fo:text-align="center" style:writing-mode="lr-tb"/>
      <style:text-properties style:font-name="aakar1" fo:font-size="24pt" fo:font-weight="normal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style:font-name="aakar1" fo:font-size="24pt" fo:font-weight="normal" style:font-size-asian="18pt" style:font-size-complex="18pt"/>
    </style:style>
    <style:style style:name="T1" style:family="text">
      <style:text-properties style:font-name="aakar" fo:font-size="16pt" style:font-size-asian="18pt" style:font-size-complex="18pt"/>
    </style:style>
    <style:style style:name="T2" style:family="text">
      <style:text-properties style:font-name="aakar" fo:font-size="14pt" fo:font-style="italic" style:font-size-asian="18pt" style:font-style-asian="italic" style:font-size-complex="18pt" style:font-style-complex="italic"/>
    </style:style>
    <style:style style:name="T3" style:family="text">
      <style:text-properties style:font-name="aakar" fo:font-size="16pt" fo:font-style="normal" style:font-size-asian="18pt" style:font-style-asian="italic" style:font-size-complex="18pt" style:font-style-complex="italic"/>
    </style:style>
    <style:style style:name="T4" style:family="text">
      <style:text-properties style:font-name="aakar" fo:font-size="16pt" fo:font-style="normal" style:font-size-asian="18pt" style:font-style-asian="normal" style:font-size-complex="18pt" style:font-style-complex="normal"/>
    </style:style>
    <style:style style:name="T5" style:family="text">
      <style:text-properties style:font-name="aakar" fo:font-size="16pt" fo:font-style="italic" style:font-size-asian="18pt" style:font-style-asian="italic" style:font-size-complex="18pt" style:font-style-complex="italic"/>
    </style:style>
    <style:style style:name="T6" style:family="text">
      <style:text-properties style:font-name="aakar" fo:font-size="10pt" fo:font-style="italic" style:font-size-asian="18pt" style:font-style-asian="italic" style:font-size-complex="18pt" style:font-style-complex="italic"/>
    </style:style>
    <style:style style:name="T7" style:family="text">
      <style:text-properties style:font-name="aakar" fo:font-size="16pt" fo:font-weight="normal" style:font-size-asian="18pt" style:font-size-complex="18pt"/>
    </style:style>
    <style:style style:name="T8" style:family="text">
      <style:text-properties style:font-name="aakar1" fo:font-size="24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294cm" svg:height="6.842cm" svg:x="0.8cm" svg:y="2cm">
          <draw:image xlink:href="Pictures/10007FD6000072D3000028B93DC5B9131246763B.svg" xlink:type="simple" xlink:show="embed" xlink:actuate="onLoad" loext:mime-type="image/svg+xml">
            <text:p/>
          </draw:image>
          <draw:image xlink:href="Pictures/10000201000004570000018A692085A40361EE0C.png" xlink:type="simple" xlink:show="embed" xlink:actuate="onLoad" loext:mime-type="image/png"/>
        </draw:frame>
        <draw:custom-shape draw:style-name="gr2" draw:text-style-name="P2" draw:layer="layout" svg:width="5cm" svg:height="1cm" svg:x="-9.2cm" svg:y="14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35cm" svg:height="6.585cm" svg:x="1.935cm" svg:y="1.7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35cm" svg:height="6.585cm" svg:x="10.677cm" svg:y="1.71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7cm" svg:height="0.9cm" svg:x="12.8cm" svg:y="9.6cm">
          <draw:text-box>
            <text:p><text:span text:style-name="T1">Date (day/month)</text:span></text:p>
          </draw:text-box>
        </draw:frame>
        <draw:g>
          <draw:frame draw:style-name="gr5" draw:text-style-name="P5" draw:layer="layout" svg:width="0.89cm" svg:height="0.878cm" draw:transform="rotate (1.5707963267949) translate (10.25cm 2.94cm)">
            <draw:text-box>
              <text:p><text:span text:style-name="T2">t</text:span></text:p>
            </draw:text-box>
          </draw:frame>
          <draw:frame draw:style-name="gr6" draw:text-style-name="P7" draw:layer="layout" svg:width="6.8cm" svg:height="1.505cm" draw:transform="rotate (1.5707963267949) translate (9.468cm 8.7cm)">
            <draw:text-box>
              <text:p text:style-name="P6"><text:span text:style-name="T3">Time-dependent reproduction number </text:span><text:span text:style-name="T4">(</text:span><text:span text:style-name="T5">R</text:span><text:span text:style-name="T6"> </text:span><text:span text:style-name="T4">)</text:span></text:p>
            </draw:text-box>
          </draw:frame>
        </draw:g>
        <draw:g>
          <draw:frame draw:style-name="gr5" draw:text-style-name="P5" draw:layer="layout" svg:width="0.89cm" svg:height="0.878cm" draw:transform="rotate (1.5707963267949) translate (1.55cm 2.94cm)">
            <draw:text-box>
              <text:p><text:span text:style-name="T2">t</text:span></text:p>
            </draw:text-box>
          </draw:frame>
          <draw:frame draw:style-name="gr6" draw:text-style-name="P7" draw:layer="layout" svg:width="6.8cm" svg:height="1.505cm" draw:transform="rotate (1.5707963267949) translate (0.768cm 8.7cm)">
            <draw:text-box>
              <text:p text:style-name="P6"><text:span text:style-name="T3">Time-dependent reproduction number </text:span><text:span text:style-name="T4">(</text:span><text:span text:style-name="T5">R</text:span><text:span text:style-name="T6"> </text:span><text:span text:style-name="T4">)</text:span></text:p>
            </draw:text-box>
          </draw:frame>
        </draw:g>
        <draw:custom-shape draw:style-name="gr7" draw:text-style-name="P3" draw:layer="layout" svg:width="6.5cm" svg:height="0.696cm" svg:x="11.8cm" svg:y="8.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8cm" svg:height="0.878cm" draw:transform="rotate (0.785398163397448) translate (11.36cm 9.113cm)">
          <draw:text-box>
            <text:p><text:span text:style-name="T7">07/11</text:span></text:p>
          </draw:text-box>
        </draw:frame>
        <draw:frame draw:style-name="gr5" draw:text-style-name="P8" draw:layer="layout" svg:width="1.8cm" svg:height="0.878cm" draw:transform="rotate (0.785398163397448) translate (12.28cm 9.113cm)">
          <draw:text-box>
            <text:p><text:span text:style-name="T7">21/11</text:span></text:p>
          </draw:text-box>
        </draw:frame>
        <draw:frame draw:style-name="gr5" draw:text-style-name="P8" draw:layer="layout" svg:width="1.8cm" svg:height="0.878cm" draw:transform="rotate (0.785398163397448) translate (13.19cm 9.113cm)">
          <draw:text-box>
            <text:p><text:span text:style-name="T7">05/12</text:span></text:p>
          </draw:text-box>
        </draw:frame>
        <draw:frame draw:style-name="gr5" draw:text-style-name="P8" draw:layer="layout" svg:width="1.8cm" svg:height="0.878cm" draw:transform="rotate (0.785398163397448) translate (14.09cm 9.113cm)">
          <draw:text-box>
            <text:p><text:span text:style-name="T7">19/12</text:span></text:p>
          </draw:text-box>
        </draw:frame>
        <draw:frame draw:style-name="gr5" draw:text-style-name="P8" draw:layer="layout" svg:width="1.8cm" svg:height="0.878cm" draw:transform="rotate (0.785398163397448) translate (15.027cm 9.113cm)">
          <draw:text-box>
            <text:p><text:span text:style-name="T7">02/01</text:span></text:p>
          </draw:text-box>
        </draw:frame>
        <draw:frame draw:style-name="gr5" draw:text-style-name="P8" draw:layer="layout" svg:width="1.8cm" svg:height="0.878cm" draw:transform="rotate (0.785398163397448) translate (15.96cm 9.113cm)">
          <draw:text-box>
            <text:p><text:span text:style-name="T7">16/01</text:span></text:p>
          </draw:text-box>
        </draw:frame>
        <draw:frame draw:style-name="gr5" draw:text-style-name="P8" draw:layer="layout" svg:width="1.8cm" svg:height="0.878cm" draw:transform="rotate (0.785398163397448) translate (16.86cm 9.113cm)">
          <draw:text-box>
            <text:p><text:span text:style-name="T7">30/01</text:span></text:p>
          </draw:text-box>
        </draw:frame>
        <draw:custom-shape draw:style-name="gr7" draw:text-style-name="P3" draw:layer="layout" svg:width="6.5cm" svg:height="0.696cm" svg:x="3.06cm" svg:y="8.1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8cm" svg:height="0.878cm" draw:transform="rotate (0.785398163397448) translate (2.62cm 9.113cm)">
          <draw:text-box>
            <text:p><text:span text:style-name="T7">07/11</text:span></text:p>
          </draw:text-box>
        </draw:frame>
        <draw:frame draw:style-name="gr5" draw:text-style-name="P8" draw:layer="layout" svg:width="1.8cm" svg:height="0.878cm" draw:transform="rotate (0.785398163397448) translate (3.54cm 9.113cm)">
          <draw:text-box>
            <text:p><text:span text:style-name="T7">21/11</text:span></text:p>
          </draw:text-box>
        </draw:frame>
        <draw:frame draw:style-name="gr5" draw:text-style-name="P8" draw:layer="layout" svg:width="1.8cm" svg:height="0.878cm" draw:transform="rotate (0.785398163397448) translate (4.45cm 9.113cm)">
          <draw:text-box>
            <text:p><text:span text:style-name="T7">05/12</text:span></text:p>
          </draw:text-box>
        </draw:frame>
        <draw:frame draw:style-name="gr5" draw:text-style-name="P8" draw:layer="layout" svg:width="1.8cm" svg:height="0.878cm" draw:transform="rotate (0.785398163397448) translate (5.35cm 9.113cm)">
          <draw:text-box>
            <text:p><text:span text:style-name="T7">19/12</text:span></text:p>
          </draw:text-box>
        </draw:frame>
        <draw:frame draw:style-name="gr5" draw:text-style-name="P8" draw:layer="layout" svg:width="1.8cm" svg:height="0.878cm" draw:transform="rotate (0.785398163397448) translate (6.287cm 9.113cm)">
          <draw:text-box>
            <text:p><text:span text:style-name="T7">02/01</text:span></text:p>
          </draw:text-box>
        </draw:frame>
        <draw:frame draw:style-name="gr5" draw:text-style-name="P8" draw:layer="layout" svg:width="1.8cm" svg:height="0.878cm" draw:transform="rotate (0.785398163397448) translate (7.22cm 9.113cm)">
          <draw:text-box>
            <text:p><text:span text:style-name="T7">16/01</text:span></text:p>
          </draw:text-box>
        </draw:frame>
        <draw:frame draw:style-name="gr5" draw:text-style-name="P8" draw:layer="layout" svg:width="1.8cm" svg:height="0.878cm" draw:transform="rotate (0.785398163397448) translate (8.12cm 9.113cm)">
          <draw:text-box>
            <text:p><text:span text:style-name="T7">30/01</text:span></text:p>
          </draw:text-box>
        </draw:frame>
        <draw:frame draw:style-name="gr4" draw:text-style-name="P4" draw:layer="layout" svg:width="4.7cm" svg:height="0.9cm" svg:x="4cm" svg:y="9.6cm">
          <draw:text-box>
            <text:p><text:span text:style-name="T1">Date (day/month)</text:span></text:p>
          </draw:text-box>
        </draw:frame>
        <draw:frame draw:style-name="gr4" draw:text-style-name="P4" draw:layer="layout" svg:width="1.4cm" svg:height="0.9cm" svg:x="2cm" svg:y="7.68cm">
          <draw:text-box>
            <text:p><text:span text:style-name="T1">0.4</text:span></text:p>
          </draw:text-box>
        </draw:frame>
        <draw:frame draw:style-name="gr4" draw:text-style-name="P4" draw:layer="layout" svg:width="1.4cm" svg:height="0.9cm" svg:x="2cm" svg:y="6.9cm">
          <draw:text-box>
            <text:p><text:span text:style-name="T1">0.6</text:span></text:p>
          </draw:text-box>
        </draw:frame>
        <draw:frame draw:style-name="gr4" draw:text-style-name="P4" draw:layer="layout" svg:width="1.4cm" svg:height="0.9cm" svg:x="2cm" svg:y="6.13cm">
          <draw:text-box>
            <text:p><text:span text:style-name="T1">0.8</text:span></text:p>
          </draw:text-box>
        </draw:frame>
        <draw:frame draw:style-name="gr4" draw:text-style-name="P4" draw:layer="layout" svg:width="1.4cm" svg:height="0.9cm" svg:x="2.4cm" svg:y="5.35cm">
          <draw:text-box>
            <text:p><text:span text:style-name="T1">1</text:span></text:p>
          </draw:text-box>
        </draw:frame>
        <draw:frame draw:style-name="gr4" draw:text-style-name="P4" draw:layer="layout" svg:width="1.4cm" svg:height="0.9cm" svg:x="2cm" svg:y="4.55cm">
          <draw:text-box>
            <text:p><text:span text:style-name="T1">1.2</text:span></text:p>
          </draw:text-box>
        </draw:frame>
        <draw:frame draw:style-name="gr4" draw:text-style-name="P4" draw:layer="layout" svg:width="1.4cm" svg:height="0.9cm" svg:x="2cm" svg:y="3.76cm">
          <draw:text-box>
            <text:p><text:span text:style-name="T1">1.4</text:span></text:p>
          </draw:text-box>
        </draw:frame>
        <draw:frame draw:style-name="gr4" draw:text-style-name="P4" draw:layer="layout" svg:width="1.4cm" svg:height="0.9cm" svg:x="2cm" svg:y="2.97cm">
          <draw:text-box>
            <text:p><text:span text:style-name="T1">1.6</text:span></text:p>
          </draw:text-box>
        </draw:frame>
        <draw:frame draw:style-name="gr4" draw:text-style-name="P4" draw:layer="layout" svg:width="1.4cm" svg:height="0.9cm" svg:x="10.7cm" svg:y="7.68cm">
          <draw:text-box>
            <text:p><text:span text:style-name="T1">0.4</text:span></text:p>
          </draw:text-box>
        </draw:frame>
        <draw:frame draw:style-name="gr4" draw:text-style-name="P4" draw:layer="layout" svg:width="1.4cm" svg:height="0.9cm" svg:x="10.7cm" svg:y="6.9cm">
          <draw:text-box>
            <text:p><text:span text:style-name="T1">0.6</text:span></text:p>
          </draw:text-box>
        </draw:frame>
        <draw:frame draw:style-name="gr4" draw:text-style-name="P4" draw:layer="layout" svg:width="1.4cm" svg:height="0.9cm" svg:x="10.7cm" svg:y="6.13cm">
          <draw:text-box>
            <text:p><text:span text:style-name="T1">0.8</text:span></text:p>
          </draw:text-box>
        </draw:frame>
        <draw:frame draw:style-name="gr4" draw:text-style-name="P4" draw:layer="layout" svg:width="1.4cm" svg:height="0.9cm" svg:x="11.1cm" svg:y="5.35cm">
          <draw:text-box>
            <text:p><text:span text:style-name="T1">1</text:span></text:p>
          </draw:text-box>
        </draw:frame>
        <draw:frame draw:style-name="gr4" draw:text-style-name="P4" draw:layer="layout" svg:width="1.4cm" svg:height="0.9cm" svg:x="10.7cm" svg:y="4.55cm">
          <draw:text-box>
            <text:p><text:span text:style-name="T1">1.2</text:span></text:p>
          </draw:text-box>
        </draw:frame>
        <draw:frame draw:style-name="gr4" draw:text-style-name="P4" draw:layer="layout" svg:width="1.4cm" svg:height="0.9cm" svg:x="10.7cm" svg:y="3.76cm">
          <draw:text-box>
            <text:p><text:span text:style-name="T1">1.4</text:span></text:p>
          </draw:text-box>
        </draw:frame>
        <draw:frame draw:style-name="gr4" draw:text-style-name="P4" draw:layer="layout" svg:width="1.4cm" svg:height="0.9cm" svg:x="10.7cm" svg:y="2.97cm">
          <draw:text-box>
            <text:p><text:span text:style-name="T1">1.6</text:span></text:p>
          </draw:text-box>
        </draw:frame>
        <draw:g>
          <draw:custom-shape draw:style-name="gr8" draw:text-style-name="P10" draw:layer="layout" svg:width="1.2cm" svg:height="1.2cm" svg:x="1cm" svg:y="0.709cm">
            <text:p text:style-name="P9"><text:span text:style-name="T8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0" draw:layer="layout" svg:width="1.2cm" svg:height="1.2cm" svg:x="1.001cm" svg:y="0.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1" draw:layer="layout" svg:width="1.099cm" svg:height="1.191cm" svg:x="1.1cm" svg:y="0.809cm">
            <draw:text-box>
              <text:p><text:span text:style-name="T8">A</text:span></text:p>
            </draw:text-box>
          </draw:frame>
        </draw:g>
        <draw:g>
          <draw:custom-shape draw:style-name="gr8" draw:text-style-name="P10" draw:layer="layout" svg:width="1.2cm" svg:height="1.2cm" svg:x="9.6cm" svg:y="0.7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1" draw:layer="layout" svg:width="1.052cm" svg:height="1.191cm" svg:x="9.7cm" svg:y="0.809cm">
            <draw:text-box>
              <text:p><text:span text:style-name="T8">B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2:13:15.245102871</meta:creation-date>
    <dc:date>2024-02-19T13:46:05.962274365</dc:date>
    <meta:editing-duration>PT15H9M50S</meta:editing-duration>
    <meta:editing-cycles>33</meta:editing-cycles>
    <meta:generator>LibreOffice/6.4.7.2$Linux_X86_64 LibreOffice_project/40$Build-2</meta:generator>
    <meta:document-statistic meta:object-count="49"/>
  </office:meta>
</office:document-meta>
</file>